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Osnovi Operativnih Sistema Projektni2020</text:p>
      <text:p text:style-name="Preformatted_20_Text"><text:s/><text:span text:style-name="T1">Elektrotehnički fakultet Banja Luka</text:span></text:p>
      <text:p text:style-name="P1">Katedra za računarstvo i informatiku</text:p>
      <text:p text:style-name="P1">Osnovi operativnih sistema</text:p>
      <text:p text:style-name="P1">Projektni zadatak</text:p>
      <text:p text:style-name="P1"/>
      <text:p text:style-name="P1">Zadatak</text:p>
      <text:p text:style-name="Preformatted_20_Text">Implementirati jednostavnu Shell aplikaciju (interfejs za interakciju korisnika sa operativnim sistemom) koja će olakšati korisniku interakciju sa postojećim operativnim sistemom. Aplikacija treba da radi na jednom operativnom sistemu, po izboru studenta (Windows, Linux, ...). Aplikacija treba da bude konzolna, tj. da korisniku ponudi alfanumerički interfejs u kojem korisnik unosi komande i dobija rezultate. Potrebno je podržati minimalno sljedeće komande:</text:p>
      <text:p text:style-name="Preformatted_20_Text"><text:span text:style-name="T1">1. login </text:span>– prijava korisnika u aplikaciju. Korisnik unosi korisničko ime i lozinku. Aplikacija</text:p>
      <text:p text:style-name="Preformatted_20_Text">treba da iz unaprijed kreirane baze korisničkih naloga (npr. tekstualna datoteka) provjeri</text:p>
      <text:p text:style-name="Preformatted_20_Text">da li uneseno korisničko ime i lozinka postoje u bazi. Nakon uspješne prijave, za korisnika</text:p>
      <text:p text:style-name="Preformatted_20_Text">se odredi tekući direktorijum (gdje se trenutno nalazi), na primjer:</text:p>
      <text:p text:style-name="Preformatted_20_Text">/home/OOS/korisnik1. Sve naredne komande mogu da unose samo ulogovani</text:p>
      <text:p text:style-name="Preformatted_20_Text">korisnici! Odjavu korisnika iz aplikacije realizovati pomoću komande logout.</text:p>
      <text:p text:style-name="Preformatted_20_Text"><text:span text:style-name="T1">2. where</text:span> – prikazuje putanju do tekućeg direktorijuma u kojem se ulogovani korisnik nalazi.</text:p>
      <text:p text:style-name="Preformatted_20_Text">Npr. /home/OOS/korisnik1</text:p>
      <text:p text:style-name="Preformatted_20_Text"><text:span text:style-name="T1">3. go putanja </text:span>– mijenja tekući direktorijum korisnika. Novi tekući direktorijum je naveden</text:p>
      <text:p text:style-name="Preformatted_20_Text">kao argument komande (putanja).</text:p>
      <text:p text:style-name="Preformatted_20_Text"><text:span text:style-name="T1">4. create [-d] putanja</text:span> – na zadatoj putanji kreira novi direktorijum/datoteku. Ako se navede</text:p>
      <text:p text:style-name="Preformatted_20_Text">parametar -d, kreira se direktorijum, u suprotnom – datoteka. Ako se navede samo naziv</text:p>
      <text:p text:style-name="Preformatted_20_Text">(umjesto putanje), onda se u tekućem direktorijumu kreira novi direktorijum/datoteka.</text:p>
      <text:p text:style-name="Preformatted_20_Text">Npr:</text:p>
      <text:p text:style-name="Preformatted_20_Text">•</text:p>
      <text:p text:style-name="Preformatted_20_Text"><text:s/>create -d /home/dir1</text:p>
      <text:p text:style-name="Preformatted_20_Text"><text:s/>// kreira direktorijum dir1 u direktorijumu home</text:p>
      <text:p text:style-name="Preformatted_20_Text">•</text:p>
      <text:p text:style-name="Preformatted_20_Text"><text:s/>create /home/dat1</text:p>
      <text:p text:style-name="Preformatted_20_Text"><text:s/>// kreira datoteku dat1 u direktorijumu home</text:p>
      <text:p text:style-name="Preformatted_20_Text">•</text:p>
      <text:p text:style-name="Preformatted_20_Text"><text:s/>create -d dir1</text:p>
      <text:p text:style-name="Preformatted_20_Text"><text:s/>// kreira direktorijum dir1 u tekućem direktorijumu</text:p>
      <text:p text:style-name="Preformatted_20_Text">•</text:p>
      <text:p text:style-name="Preformatted_20_Text"><text:s/>create dat1</text:p>
      <text:p text:style-name="Preformatted_20_Text"><text:s/>// kreira datoteku dat1 u tekućem direktorijumu</text:p>
      <text:p text:style-name="Preformatted_20_Text"><text:span text:style-name="T1">5. list [putanja]</text:span> - izlistava sadržaj direktorijuma na zadatoj putanji (ili tekućeg direktorijuma</text:p>
      <text:p text:style-name="Preformatted_20_Text">ako se ne navede putanja). Komanda formatirano ispisuje cijelo stablo direktorijuma i</text:p>
      <text:p text:style-name="Preformatted_20_Text">datoteka, čiji je korijen zadati (ili tekući) direktorijum. Npr:</text:p>
      <text:p text:style-name="Preformatted_20_Text">dir1</text:p>
      <text:p text:style-name="Preformatted_20_Text"><text:tab/>dir11</text:p>
      <text:p text:style-name="Preformatted_20_Text"><text:tab/><text:tab/>dat111</text:p>
      <text:p text:style-name="Preformatted_20_Text"><text:tab/>dat11</text:p>
      <text:p text:style-name="Preformatted_20_Text"><text:tab/>dat12</text:p>
      <text:p text:style-name="Preformatted_20_Text">dir2</text:p>
      <text:p text:style-name="Preformatted_20_Text"><text:tab/>dat21</text:p>
      <text:p text:style-name="Preformatted_20_Text"><text:span text:style-name="T1">6. print datoteka</text:span> – ispisuje sadržaj (tekstualne) datoteke na konzolu. U slučaju navođenja</text:p>
      <text:p text:style-name="Preformatted_20_Text">datoteke koja nije tekstualna, ispisuje se odgovarajuća poruka.</text:p>
      <text:p text:style-name="Preformatted_20_Text"><text:span text:style-name="T1">7. find “tekst” datoteka </text:span>– pretražuje sadržaj datoteke u odnosu na zadati tekst. Ukoliko se</text:p>
      <text:p text:style-name="Preformatted_20_Text"><text:soft-page-break/>zadati tekst pronađe, komanda vraća rezultat u vidu broja linije datoteke u kojoj je</text:p>
      <text:p text:style-name="Preformatted_20_Text">pronađen tekst (prvo pojavljivanje teksta). Tekst je uvijek jednolinijski.</text:p>
      <text:p text:style-name="Preformatted_20_Text"><text:span text:style-name="T1">8. findDat datoteka putanja </text:span>– pretražuje stablo direktorijuma čiji je korijen naveden kao</text:p>
      <text:p text:style-name="Preformatted_20_Text">putanja, i traži datoteku koja ima isti naziv kao prvi argument komande (datoteka). Npr:</text:p>
      <text:p text:style-name="Preformatted_20_Text">findDat slika.png /home/OOS/korisnik1/slike</text:p>
      <text:p text:style-name="Preformatted_20_Text">Zadatak je dozvoljeno realizovati u proizvoljnom programskom jeziku (bash, C, C++, Java, ...). Sve</text:p>
      <text:p text:style-name="Preformatted_20_Text">detalje zadatka koji nisu precizno specifikovani realizovati na proizvoljan način. Voditi računa o</text:p>
      <text:p text:style-name="Preformatted_20_Text">validaciji korisničkog unosa, tj. ispisivanju odgovarajućih poruka korisniku u slučaju nepravilnog</text:p>
      <text:p text:style-name="Preformatted_20_Text">unosa komande. Studenti koji namjeravaju braniti projektni zadatak u određenom ispitnom roku,</text:p>
      <text:p text:style-name="Preformatted_20_Text">dužni su postaviti arhivu sa rješenjem na moodle stranicu predmeta, najkasnije dan prije zakazane</text:p>
      <text:p text:style-name="Preformatted_20_Text">odrbane. Odbrana se vrši u kabinetu predmetnog asistenta i organizuje se u svakom ispitnom roku.</text:p>
      <text:p text:style-name="Preformatted_20_Text">Na odbranu je potrebno donijeti kompletan izvorni kod projektnog zadatka. Projektni zadatak</text:p>
      <text:p text:style-name="Preformatted_20_Text">vrijedi do objavljivanja sljedećeg projektnog zadat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19T01:54:11.359422018</dc:date>
    <meta:editing-duration>PT24M19S</meta:editing-duration>
    <meta:editing-cycles>1</meta:editing-cycles>
    <meta:document-statistic meta:table-count="0" meta:image-count="0" meta:object-count="0" meta:page-count="2" meta:paragraph-count="59" meta:word-count="481" meta:character-count="3512" meta:non-whitespace-character-count="3067"/>
    <meta:generator>LibreOffice/6.0.7.3$Linux_X86_64 LibreOffice_project/00m0$Build-3</meta:generator>
  </office:meta>
</office:document-meta>
</file>